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Text cleanup request&lt;/h4&gt;&lt;pre class="message"&gt;&lt;div class="author"&gt;user&lt;/div&gt;&lt;div&gt;can you clean this up : Our8231.org, St. Sharbel’s Knights of Columbus online community. It showcases the mission of the Knights of Columbus as they work building Church engagement and community collaboration. </text:p>
      <text:p text:style-name="Standard"/>
      <text:p text:style-name="Standard">At the heart of our digital mission are four key elements: Faith, Family, Community, and Life, the same core elements of the Knights of Columbus.&lt;/div&gt;&lt;/pre&gt;&lt;pre class="message"&gt;&lt;div class="author"&gt;ChatGPT&lt;/div&gt;&lt;div&gt;Here’s a cleaned-up version of your text with smoother flow and consistency: <text:s/></text:p>
      <text:p text:style-name="Standard"/>
      <text:p text:style-name="Standard">---</text:p>
      <text:p text:style-name="Standard"/>
      <text:p text:style-name="Standard">**Our8231.org** is St. Sharbel’s Knights of Columbus online community. It highlights the Knights’ mission to strengthen Church engagement and foster community collaboration. <text:s/></text:p>
      <text:p text:style-name="Standard"/>
      <text:p text:style-name="Standard">At the heart of our digital mission are four core principles—**Faith, Family, Community, and Life**—the very same pillars that guide the Knights of Columbus. <text:s/></text:p>
      <text:p text:style-name="Standard"/>
      <text:p text:style-name="Standard">--- <text:s/></text:p>
      <text:p text:style-name="Standard"/>
      <text:p text:style-name="Standard">Do you want me to make it sound more **formal and mission-statement-like**, or more **warm and welcoming** for parishioners?&lt;/div&gt;&lt;/pre&gt;&lt;pre class="message"&gt;&lt;div class="author"&gt;user&lt;/div&gt;&lt;div&gt;no thank y9ou&lt;/div&gt;&lt;/pre&gt;&lt;pre class="message"&gt;&lt;div class="author"&gt;ChatGPT&lt;/div&gt;&lt;div&gt;Got it — no worries! ✅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26:02.640289340</meta:creation-date>
    <dc:date>2025-11-14T22:26:12.633347859</dc:date>
    <meta:editing-duration>PT11S</meta:editing-duration>
    <meta:editing-cycles>1</meta:editing-cycles>
    <meta:document-statistic meta:table-count="0" meta:image-count="0" meta:object-count="0" meta:page-count="1" meta:paragraph-count="7" meta:word-count="154" meta:character-count="1273" meta:non-whitespace-character-count="1118"/>
    <meta:generator>LibreOffice/24.2.7.2$Linux_X86_64 LibreOffice_project/420$Build-2</meta:generator>
  </office:meta>
</office:document-meta>
</file>